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8" style:family="table-cell" style:parent-style-name="Default">
      <style:text-properties fo:font-size="8.5pt" style:font-size-asian="8.5pt" style:font-size-complex="8.5pt"/>
    </style:style>
    <style:style style:name="ce49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0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1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2"/>
          <table:table-cell table:style-name="ce43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3-05">
            <text:p>2009-03-05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3-05">
            <text:p>2009-03-05</text:p>
          </table:table-cell>
          <table:table-cell table:style-name="ce19"/>
          <table:table-cell table:style-name="ce26"/>
          <table:table-cell/>
          <table:table-cell table:style-name="ce3"/>
          <table:table-cell/>
          <table:table-cell table:style-name="ce17" table:formula="oooc:=[.D3]" office:value-type="date" office:date-value="2009-03-05">
            <text:p>2009-03-05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0" office:value-type="string">
            <text:p>1.0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Default Language</text:p>
          </table:table-cell>
          <table:table-cell table:style-name="ce41" office:value-type="string">
            <text:p>eng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GeographyId</text:p>
          </table:table-cell>
          <table:table-cell table:style-name="ce19" table:formula="oooc:=[.O52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9" office:value-type="string">
            <text:p>GeoLevelActive</text:p>
          </table:table-cell>
          <table:table-cell table:style-name="ce19" office:value-type="string">
            <text:p>INTEGER NOT NULL DEFAULT 0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 table:number-columns-repeated="2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26" table:number-columns-repeated="2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number-columns-repeated="3"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number-columns-repeated="3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44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number-columns-repeated="3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9" office:value-type="string" table:number-columns-spanned="2" table:number-rows-spanned="1">
            <text:p>EEField</text:p>
          </table:table-cell>
          <table:covered-table-cell table:style-name="ce45"/>
          <table:table-cell table:style-name="ce19"/>
          <table:table-cell table:number-columns-repeated="237"/>
        </table:table-row>
        <table:table-row table:style-name="ro2">
          <table:table-cell table:number-columns-repeated="7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table:formula="oooc:=[.N68]" office:value-type="string" office:string-value="EEGroupId">
            <text:p>EEGroupId</text:p>
          </table:table-cell>
          <table:table-cell table:style-name="ce19" table:formula="oooc:=[.O68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N72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1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3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2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48"/>
        <table:table-column table:style-name="co27" table:default-cell-style-name="ce48"/>
        <table:table-column table:style-name="co25" table:number-columns-repeated="254" table:default-cell-style-name="ce48"/>
        <table:table-row table:style-name="ro3">
          <table:table-cell table:style-name="ce46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3">
          <table:table-cell table:style-name="ce47" table:formula="oooc:=[Tables.D3]" office:value-type="date" office:date-value="2009-03-05">
            <text:p>2009-03-05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2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3">
          <table:table-cell/>
          <table:table-cell table:style-name="ce53" office:value-type="string">
            <text:p>);</text:p>
          </table:table-cell>
          <table:table-cell table:number-columns-repeated="254"/>
        </table:table-row>
        <table:table-row table:style-name="ro3">
          <table:table-cell table:style-name="ce49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1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2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2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2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2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3">
          <table:table-cell table:style-name="Default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 table:number-rows-repeated="417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48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8"/>
        <table:table-row table:style-name="ro2">
          <table:table-cell table:style-name="ce46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7" table:formula="oooc:=[Tables.D3]" office:value-type="date" office:date-value="2009-03-05">
            <text:p>2009-03-05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49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style-name="ce49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1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2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2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2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2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8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8"/>
        <table:table-row table:style-name="ro2">
          <table:table-cell table:style-name="ce46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47" table:formula="oooc:=[Tables.D3]" office:value-type="date" office:date-value="2009-03-05">
            <text:p>2009-03-05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7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0" table:formula="oooc:=CONCATENATE([BASE.$B$2]; &quot;'&quot;; [Tables.N7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8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4" table:formula="oooc:=CONCATENATE([BASE.$B$2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26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&quot;'&quot;; [Tables.N26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27];&quot;','&quot;; [Tables.N28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40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6" table:formula="oooc:=CONCATENATE([BASE.$B$2]; &quot;'&quot;; [Tables.N40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41];&quot;','&quot;;[Tables.N42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51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6" table:formula="oooc:=CONCATENATE([BASE.$B$2]; &quot;'&quot;; [Tables.N51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52];&quot;','&quot;;[Tables.N53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67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67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68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9" table:formula="oooc:=CONCATENATE([BASE.$B$1]; [Tables.N60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N60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3]; &quot; &quot;; [Tables.O63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4]; &quot; &quot;; [Tables.O64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1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9" table:formula="oooc:=CONCATENATE(&quot;INSERT INTO Info VALUES ('DBVersion','','&quot;;[Tables.O4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RegionId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RegionLabel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RegionDesc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RegionDescEN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CountryIso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2">
          <table:table-cell table:style-name="ce59" table:formula="oooc:=CONCATENATE(&quot;INSERT INTO Info VALUES ('I18NFirstLang','','&quot;;[Tables.O5];&quot;','');&quot;)" office:value-type="string" office:string-value="INSERT INTO Info VALUES ('I18NFirstLang','','eng','');">
            <text:p>INSERT INTO Info VALUES ('I18NFirstLang','','eng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I18NThirdLang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PeriodEndDat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Credits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General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Sources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Synopsis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Geograph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InfoAdminURL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GeoLimitMinX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GeoLimitMinY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GeoLimitMaxX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GeoLimitMaxY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Info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Event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Caus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GeoLevel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Disaster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EEField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EEData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EEGroup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2" table:number-rows-repeated="2">
          <table:table-cell table:style-name="Default"/>
          <table:table-cell table:number-columns-repeated="255"/>
        </table:table-row>
        <table:table-row table:style-name="ro2" table:number-rows-repeated="6532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3/08/2009</text:date>, <text:time>06:34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creator>Jhon Caicedo</dc:creator>
    <dc:date>2009-03-08T06:34:42</dc:date>
    <meta:printed-by>Mario Yandar</meta:printed-by>
    <meta:print-date>2008-05-09T11:50:49</meta:print-date>
    <meta:editing-cycles>322</meta:editing-cycles>
    <meta:editing-duration>P3DT14H31M3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18"/>
  </office:meta>
</office:document-meta>
</file>